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92C3268AF7235FA.png" manifest:media-type="image/png"/>
  <manifest:file-entry manifest:full-path="Pictures/10000201000006400000038491E6B2E58F07A045.png" manifest:media-type="image/png"/>
  <manifest:file-entry manifest:full-path="Pictures/1000020100000640000003844B28AB3FF483B1DF.png" manifest:media-type="image/png"/>
  <manifest:file-entry manifest:full-path="Pictures/100002010000064000000384B30FBFD7FEA404E9.png" manifest:media-type="image/png"/>
  <manifest:file-entry manifest:full-path="Pictures/100002010000064000000384239D298522F4F6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5d31" officeooo:paragraph-rsid="001a5d3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1a5d31" officeooo:paragraph-rsid="001a5d31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22cm, 0cm, 0cm, 1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36cm, 20.375cm, 9.296cm, 2.1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01cm, 20.705cm, 9.523cm, 2.2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21cm, 20.309cm, 9.347cm, 1.9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45cm, 20.309cm, 8.991cm, 2.3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ls</text:p>
      <text:p text:style-name="P1"/>
      <text:p text:style-name="P1"><draw:frame draw:style-name="fr1" draw:name="Image1" text:anchor-type="paragraph" svg:x="-0.333cm" svg:y="0.169cm" svg:width="18.574cm" svg:height="11.723cm" draw:z-index="0"><draw:image xlink:href="Pictures/100002010000064000000384B30FBFD7FEA404E9.png" xlink:type="simple" xlink:show="embed" xlink:actuate="onLoad" loext:mime-type="image/png"/></draw:frame></text:p>
      <text:p text:style-name="P1">Command: cd</text:p>
      <text:p text:style-name="P1"/>
      <text:p text:style-name="P1"><draw:frame draw:style-name="fr2" draw:name="Image2" text:anchor-type="paragraph" svg:x="-0.152cm" svg:y="0.3cm" svg:width="18.02cm" svg:height="10.001cm" draw:z-index="1"><draw:image xlink:href="Pictures/100002010000064000000384239D298522F4F6FC.png" xlink:type="simple" xlink:show="embed" xlink:actuate="onLoad" loext:mime-type="image/png"/></draw:frame></text:p>
      <text:p text:style-name="P1"><text:soft-page-break/>Command: pwd</text:p>
      <text:p text:style-name="P1"><draw:frame draw:style-name="fr3" draw:name="Image3" text:anchor-type="paragraph" svg:x="-0.046cm" svg:y="0.764cm" svg:width="17.281cm" svg:height="11.044cm" draw:z-index="2"><draw:image xlink:href="Pictures/10000201000006400000038491E6B2E58F07A045.png" xlink:type="simple" xlink:show="embed" xlink:actuate="onLoad" loext:mime-type="image/png"/></draw:frame></text:p>
      <text:p text:style-name="P1"/>
      <text:p text:style-name="P1"/>
      <text:p text:style-name="P2">Command: mkdir</text:p>
      <text:p text:style-name="P2"><draw:frame draw:style-name="fr4" draw:name="Image4" text:anchor-type="paragraph" svg:x="-0.152cm" svg:y="0.651cm" svg:width="17.552cm" svg:height="9.897cm" draw:z-index="3"><draw:image xlink:href="Pictures/1000020100000640000003844B28AB3FF483B1DF.png" xlink:type="simple" xlink:show="embed" xlink:actuate="onLoad" loext:mime-type="image/png"/></draw:frame></text:p>
      <text:p text:style-name="P2"/>
      <text:p text:style-name="P2"><text:soft-page-break/>Command :rmdir </text:p>
      <text:p text:style-name="P2"/>
      <text:p text:style-name="P2"><draw:frame draw:style-name="fr5" draw:name="Image5" text:anchor-type="paragraph" svg:x="0.245cm" svg:y="0.012cm" svg:width="17.187cm" svg:height="11.703cm" draw:z-index="4"><draw:image xlink:href="Pictures/100002010000064000000384392C3268AF7235FA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9:36:51.309734272</meta:creation-date>
    <dc:date>2022-03-22T19:54:37.107170090</dc:date>
    <meta:editing-duration>PT17M46S</meta:editing-duration>
    <meta:editing-cycles>1</meta:editing-cycles>
    <meta:document-statistic meta:table-count="0" meta:image-count="5" meta:object-count="0" meta:page-count="3" meta:paragraph-count="5" meta:word-count="10" meta:character-count="62" meta:non-whitespace-character-count="56"/>
    <meta:generator>LibreOffice/6.0.7.3$Linux_X86_64 LibreOffice_project/00m0$Build-3</meta:generator>
  </office:meta>
</office:document-meta>
</file>